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hipping Top Game</text:span></text:p>
      <text:p text:style-name="P2"/>
      <text:p text:style-name="P1"><text:span text:style-name="T2">Descrição: </text:span>Jogo para rodar na plataforma move2play usando o movimento de pedaladas, o jogo consiste em um pião que deve completar um circuito com obstáculos. Em altas rotações(pedaladas rápidas) o pião se move mais rápido e de forma mais estável e quando em baixas rotações(pedaladas lentas) o peão se move mais devagar, de forma menos estável porém apresenta facilidade maior para passar de obstáculos.</text:p>
      <text:p text:style-name="P3"/>
      <text:p text:style-name="P3"/>
      <text:p text:style-name="P3"/>
      <text:p text:style-name="P1"><text:span text:style-name="T2">Brainstorm:</text:span></text:p>
      <text:list xml:id="list2892061726910070351" text:style-name="WWNum1">
        <text:list-item>
          <text:p text:style-name="P5">Modo single player: o jogador corre pelas pistas aleatórias para ganhar moedas e poder melhorar seu peão em velocidade, estabilidade e precisão (e sorte?).</text:p>
        </text:list-item>
        <text:list-item>
          <text:p text:style-name="P5">Modo multiplayer: os jogadores disputam uma corrida pela mesma pista para ver quem chega mais rápido ao ponto de chegada.</text:p>
          <text:list>
            <text:list-item>
              <text:p text:style-name="P6">Opção 1: usar o mesmo peão que cada jogador tem no modo single player(com melhorias)</text:p>
            </text:list-item>
            <text:list-item>
              <text:p text:style-name="P6">Opção 2: gerar piões aleatórios para cada jogador</text:p>
            </text:list-item>
            <text:list-item>
              <text:p text:style-name="P6">Opção 3: usar o mesmo pião para todos</text:p>
            </text:list-item>
          </text:list>
        </text:list-item>
        <text:list-item>
          <text:p text:style-name="P5">Cada tipo de obstáculo tem a velocidade ótima para se passar com o tempo mínimo, uma faixa de velocidade aceitável para não derrubar o pião e mais uma parte aleatória que é a sorte do jogador. Melhorias na velocidade do pião aplicam um multiplicador na velocidade de conclusão do circuito. Melhorias na estabilidade ampliam a faixa de velocidade. Melhorias na estabilidade reduzem a chance do pião cair.</text:p>
        </text:list-item>
        <text:list-item>
          <text:p text:style-name="P5">¿¿¿DÚVIDA??? - o que fazer quando o pião cair?</text:p>
          <text:list>
            <text:list-item>
              <text:p text:style-name="P6">Iniciar do começo da pista</text:p>
            </text:list-item>
            <text:list-item>
              <text:p text:style-name="P6">Iniciar do começo do obstáculo</text:p>
            </text:list-item>
            <text:list-item>
              <text:p text:style-name="P6">Derrota automática do jogador</text:p>
            </text:list-item>
            <text:list-item>
              <text:p text:style-name="P6">Iniciar de algum lugar (??) e fazer com que o pião fique quebrando a cada queda que piora ele. 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263" meta:character-count="1517" meta:non-whitespace-character-count="1278"/>
    <meta:generator>LibreOfficeDev/5.1.0.3$Linux_X86_64 LibreOffice_project/</meta:generator>
  </office:meta>
</office:document-meta>
</file>